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bold" fo:background-color="transparent" style:font-name-asian="Calibri" style:font-name-complex="Calibri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Calibri" style:font-name-complex="Calibri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style="normal" style:text-underline-style="none" fo:font-weight="normal" fo:background-color="transparent" style:font-name-asian="Calibri" style:font-style-asian="normal" style:font-name-complex="Calibri" style:font-style-complex="normal"/>
    </style:style>
    <style:style style:name="P6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style:font-name="Calibri" fo:font-size="11pt" fo:letter-spacing="normal" fo:font-style="normal" fo:font-weight="normal" fo:background-color="transparent" style:font-name-asian="Calibri" style:font-name-complex="Calibri"/>
    </style:style>
    <style:style style:name="P7" style:family="paragraph" style:parent-style-name="Standard">
      <style:paragraph-properties fo:line-height="100%" fo:text-align="start" style:justify-single-word="fals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T1" style:family="text">
      <style:text-properties style:use-window-font-color="true" style:font-name="Calibri" fo:font-size="12pt" fo:font-weight="bold" fo:background-color="transparent" style:font-name-asian="Calibri" style:font-name-complex="Calibri"/>
    </style:style>
    <style:style style:name="T2" style:family="text">
      <style:text-properties style:use-window-font-color="true" style:font-name="Calibri" fo:font-size="11pt" fo:font-weight="bold" fo:background-color="transparent" style:font-name-asian="Calibri" style:font-name-complex="Calibri"/>
    </style:style>
    <style:style style:name="T3" style:family="text">
      <style:text-properties style:use-window-font-color="true" style:font-name="Calibri" fo:font-size="11pt" fo:font-weight="bold" fo:background-color="transparent" style:font-name-asian="Calibri" style:font-weight-asian="bold" style:font-name-complex="Calibri" style:font-weight-complex="bold"/>
    </style:style>
    <style:style style:name="T4" style:family="text"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T5" style:family="text">
      <style:text-properties style:use-window-font-color="true" style:font-name="Calibri" fo:font-size="11pt" fo:font-weight="normal" fo:background-color="transparent" style:font-name-asian="Calibri" style:font-size-asian="11pt" style:font-name-complex="Calibri" style:font-size-complex="11pt"/>
    </style:style>
    <style:style style:name="T6" style:family="text">
      <style:text-properties style:use-window-font-color="true" style:font-name="Calibri" fo:font-size="11pt" fo:font-weight="normal" fo:background-color="transparent" style:font-name-asian="Calibri" style:font-weight-asian="normal" style:font-name-complex="Calibri" style:font-weight-complex="normal"/>
    </style:style>
    <style:style style:name="T7" style:family="text">
      <style:text-properties style:use-window-font-color="true" style:font-name="Calibri" fo:font-size="11pt" fo:font-weight="normal" style:text-underline-mode="continuous" style:text-overline-mode="continuous" style:text-line-through-mode="continuous" fo:background-color="transparent" style:font-name-asian="Calibri" style:font-name-complex="Calibri"/>
    </style:style>
    <style:style style:name="T8" style:family="text">
      <style:text-properties style:use-window-font-color="true" style:font-name="Calibri" fo:font-size="11pt" fo:font-style="italic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Calibri" style:font-name-complex="Calibri"/>
    </style:style>
    <style:style style:name="T9" style:family="text">
      <style:text-properties style:use-window-font-color="true" style:font-name="Calibri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Calibri" style:font-name-complex="Calibri"/>
    </style:style>
    <style:style style:name="T10" style:family="text">
      <style:text-properties style:use-window-font-color="true" style:font-name="Calibri" fo:font-size="11pt" fo:font-style="normal" style:text-underline-style="none" fo:font-weight="normal" style:text-underline-mode="continuous" style:text-overline-mode="continuous" style:text-line-through-mode="continuous" fo:background-color="transparent" style:font-name-asian="Calibri" style:font-style-asian="normal" style:font-name-complex="Calibri" style:font-style-complex="normal"/>
    </style:style>
    <style:style style:name="T11" style:family="text">
      <style:text-properties style:use-window-font-color="true" style:font-name="Calibri" fo:font-size="11pt" fo:font-style="normal" style:text-underline-style="none" fo:font-weight="normal" fo:background-color="transparent" style:font-name-asian="Calibri" style:font-style-asian="normal" style:font-name-complex="Calibri" style:font-style-complex="normal"/>
    </style:style>
    <style:style style:name="T12" style:family="text">
      <style:text-properties style:font-name="Calibri1" fo:font-size="11pt" style:font-size-asian="11pt" style:font-size-complex="11pt"/>
    </style:style>
    <style:style style:name="T1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</text:span><text:span text:style-name="T2">nicjatywa:</text:span></text:p>
      <text:p text:style-name="P3">Rzucamy K20 dodajemy Szybkość z podstatystyki do swojego wyniku.</text:p>
      <text:p text:style-name="P2">Każdy Postać posiada 2 Akcje</text:p>
      <text:p text:style-name="P3">Postać z największą wynikiem wykonuje jedną akcję a następnie kolejne postacie z coraz mniejszą inicjatywą</text:p>
      <text:p text:style-name="P3">Po dwóch Turach sprawdzane są Zdolności Akcji Rasowych. <text:s/>Postacie które spełniły warunki zgodnie z inicjatywą <text:s/>oraz zasadami wykonują swoją trzecią Akcje. Następnie zaczyna się kolejna Runda</text:p>
      <text:p text:style-name="P1"><text:span text:style-name="T2">Akcje: </text:span><text:span text:style-name="T4"><text:line-break/></text:span><text:span text:style-name="T8">Atak</text:span><text:span text:style-name="T4">:Wykonaj Atak , nie można wykonać po Postawach <text:line-break/></text:span><text:span text:style-name="T8">Użycie czaru</text:span><text:span text:style-name="T4"> : w zależności od czaru <text:line-break/></text:span><text:span text:style-name="T8">Użycie zdolności:</text:span><text:span text:style-name="T4"> w zależności od zdolności <text:line-break/></text:span><text:span text:style-name="T8">Przeładowanie</text:span><text:span text:style-name="T4"> : Kuszy <text:s/>Broni Palnej ( Łuk I Proca przeładowuje się automatycznie )<text:line-break/></text:span><text:span text:style-name="T8">Ruch</text:span><text:span text:style-name="T4">: Wykonaj ruch zgodny z <text:s/>twoim ruchem <text:s/></text:span></text:p>
      <text:p text:style-name="Standard"><text:span text:style-name="T8">Bieg:2PA</text:span><text:span text:style-name="T4"> Wykonaj ruch zgodny z twoim ruchem maksymalnie razy 3 <text:line-break/></text:span><text:span text:style-name="T8">Szarża 1PA/2PA </text:span><text:span text:style-name="Domyślna_20_czcionka_20_akapitu"><text:span text:style-name="T12">Szarża wykonaj ruch, w linii prostej zgodny z </text:span></text:span><text:span text:style-name="Domyślna_20_czcionka_20_akapitu"><text:span text:style-name="T5"><text:s/>twoim ruchem</text:span></text:span><text:span text:style-name="Domyślna_20_czcionka_20_akapitu"><text:span text:style-name="T12"> razy 1/3 zakończony <text:line-break/> <text:s text:c="5"/>atakiem jeśli atak będzie negatywny przewróciłeś się <text:s/></text:span></text:span><text:span text:style-name="Domyślna_20_czcionka_20_akapitu"><text:span text:style-name="T5">brak zasięgu -3 do trafienia za 1m</text:span></text:span><text:span text:style-name="T4"><text:line-break/></text:span><text:span text:style-name="T8">Wstawanie </text:span><text:span text:style-name="T4">(również w nie swojej turze)(Czekasz 2Tury)Na Początku Twojej Nowej Tury Pasujesz</text:span></text:p>
      <text:p text:style-name="P1"><text:span text:style-name="T8">Podniesienie</text:span><text:span text:style-name="T4">( również w nie swojej turze)Na Początku Twojej Nowej Tury Pasujesz<text:line-break/></text:span><text:span text:style-name="T8">Postawa Obronna</text:span><text:span text:style-name="T4">:do twojej następnej tury dostajesz +2 KP <text:line-break/></text:span><text:span text:style-name="T8">Postawa Wyczekania</text:span><text:span text:style-name="T4">:atakujesz wybranego wroga który wejdzie w swojej inicjatywie w twój zasięg lub jeśli wróg obok Ciebie chce się oddalić wykonaj atak.<text:line-break/></text:span><text:span text:style-name="T8">Zmiana broni </text:span></text:p>
      <text:p text:style-name="P1"><text:span text:style-name="T8">Przekazanie Przedmiotu</text:span><text:span text:style-name="T4">( również w nie swojej turze) <text:s/>Na Początku Twojej Nowej Tury Tracisz 1 Punkt Akcji</text:span></text:p>
      <text:p text:style-name="P1"><text:span text:style-name="T8">Dłuższa Rozmowa <text:s/>s</text:span><text:span text:style-name="T4">tandardowo możesz powiedzieć tylko 5 słowa w turze (możesz również w nie w swojej) <text:s/>Na Początku Twojej Nowej Tury Tracisz 1 Punkt Akcji<text:line-break/></text:span><text:span text:style-name="T9">Różne </text:span><text:span text:style-name="T4">w zależności Oddziaływanie na Postać/Przedmiot/Element Krajobrazu/Konstrukcji</text:span></text:p>
      <text:p text:style-name="P4">Czekam/Pas</text:p>
      <text:p text:style-name="P1"><text:span text:style-name="T2">Tura: </text:span><text:span text:style-name="T6">Akcja jednej postaci</text:span></text:p>
      <text:p text:style-name="P1"><text:span text:style-name="T2">Runda:</text:span><text:span text:style-name="T6">Akcja każdej postaci która bierze udział w grze (kolejka każdego Bohatera i NPców)</text:span></text:p>
      <text:p text:style-name="P1"><text:span text:style-name="T2">Ruch:</text:span><text:span text:style-name="T4"><text:line-break/>Ruch po trudnym terenie/ wspinaczka/ generuje dodatkowy koszt ( w zależności od przeszkody</text:span></text:p>
      <text:p text:style-name="P3">przejście przez <text:s/>sojuszniczą jednostkę generuje koszt 2 ruchu, </text:p>
      <text:p text:style-name="P3">przez wrogą jednostkę nie można przechodzić</text:p>
      <text:p text:style-name="P1"><text:span text:style-name="T3">Szybkość</text:span><text:span text:style-name="T4"> każde +2 w Szybkości daje 1 Ruch na Planszy</text:span></text:p>
      <text:p text:style-name="P1"><text:span text:style-name="T2">Walka</text:span><text:span text:style-name="T4"> :</text:span></text:p>
      <text:p text:style-name="P3">Gdy Atakujesz z ukrycia/przeciwnika który nie spodziewa się ataku Trafienie 2 rzuty kośćmi Obrażenia 3 rz ko</text:p>
      <text:p text:style-name="P3">Gdy Atakujesz przeciwnika który leży dostajesz Trafienie 3 rzuty kośćmi, Obrażenia 2 rzuty kośćmi</text:p>
      <text:p text:style-name="P1"><text:span text:style-name="T2">Specyfikacja broni:</text:span><text:span text:style-name="T4"><text:line-break/></text:span><text:span text:style-name="T8">Broń Palna krótka</text:span><text:span text:style-name="T4">: Zasięg od 1 do 5 każdy element/postać w linii strzału lub brak zasięgu -2 do trafienia <text:line-break/></text:span><text:span text:style-name="T8">Broń Palna długa</text:span><text:span text:style-name="T4">: Zasięg od 2 do 8 każdy element/postać w linii strzału -lub brak zasięgu 2 do trafienia<text:line-break/></text:span><text:span text:style-name="T8">Kusza </text:span><text:span text:style-name="T4">: Zasięg od 2 do 6 każdy element/postać w linii strzału lub brak zasięgu -2 do trafienia<text:line-break/></text:span><text:span text:style-name="T8">Łuk/ Proca</text:span><text:span text:style-name="T4">: Zasięg od 2 do 5 każdy element/postać w linii strzału lub brak zasięgu -2 do trafienia nie wymaga przeładowywania<text:line-break/></text:span><text:span text:style-name="T8">Broń długa</text:span><text:span text:style-name="T4"> : Zasięg od 1 do 2 każdy element/postać w linii ataku -2</text:span></text:p>
      <text:p text:style-name="P1"><text:span text:style-name="T8">Bro</text:span><text:span text:style-name="T8">ń magiczna</text:span><text:span text:style-name="T4">: W zależności od broni<text:line-break/></text:span><text:span text:style-name="T8">Rzucanie Czaru</text:span><text:span text:style-name="T4">: Sprawdzenie czy posiadamy odpowiednią ilości many , rzucamy K20 sprawdzamy czy udało się rzucić wymagany pr</text:span><text:span text:style-name="T4">óg trudno</text:span><text:span text:style-name="T4">ści czaru ( każda wroga postać sąsiadująca z naszą postacią -2 do koncentracji) Każdy brakujący zasięg to -2 do trafienia (nieudany czar zabiera 50%many za w g</text:span><text:span text:style-name="T4">ór</text:span><text:span text:style-name="T4">ę)</text:span></text:p>
      <text:p text:style-name="P1"><text:span text:style-name="T2">Zestawy Zbroi:</text:span><text:span text:style-name="T4"><text:line-break/>Każdy zestaw składa się z 5 elementów :<text:line-break/>Hełmu/Rękawic/Zbroi/Spodni/ Butów<text:line-break/>Każdy element daje modyfikator do KP <text:line-break/>Za komplet elementów tego samego rodzaju można otrzymać dodatkowe atrybuty<text:line-break/>3 pozostałe elementy Pas/pierścienie/Amulety nie wchodzą w zestaw Zbroi<text:line-break/>lecz mogą podnieść KP/atrybuty lub dodać nowe zdolności</text:span></text:p>
      <text:p text:style-name="P3"><text:soft-page-break/></text:p>
      <text:p text:style-name="P1"><text:span text:style-name="T2">Levelowanie:</text:span><text:span text:style-name="T4"><text:line-break/>Do każdego lvl potrzebne jest 1000 Expa </text:span></text:p>
      <text:p text:style-name="P3">Po zdobyciu levelu:</text:p>
      <text:p text:style-name="P3">Gracz dodaje do Punktów życia modyfikator z Witalności<text:line-break/>Następnie gracz dodaje Umiejętność z Drogi Bohatera<text:line-break/>Następnie dostajemy <text:s/>Punkty Umiejętności które możemy przeznaczyć do : </text:p>
      <text:p text:style-name="P3">Statystyk</text:p>
      <text:p text:style-name="P3">Podstatystyk</text:p>
      <text:p text:style-name="P3">Modyfikatora Broni Trafienia/Ataku</text:p>
      <text:p text:style-name="P3">Artefaktu</text:p>
      <text:p text:style-name="P3">Nie można dać 2 w jedną umiejętność (Tylko w artefakt i statystykę możemy dawać ile chcemy)</text:p>
      <text:p text:style-name="P3">Nie można osiągnąć więcej niż 7lvl poprzez naukę, ale można go przekroczyć <text:line-break/>dzięki artefaktom/ przedmiotom</text:p>
      <text:p text:style-name="P3">Sojusznicy za każdą sesję z drużyną (gdy drużyna wybrała daną postać aby wyruszyła z nimi w przygodę dostają 200 EXPA</text:p>
      <text:p text:style-name="P1"><text:span text:style-name="T2">Śmierć: </text:span><text:span text:style-name="T4"><text:line-break/>Gracz będący na 20% lub mniej swojego życia Nie może mieć 3Akcji <text:line-break/>Gracz będący na 10% lub mniej swojego życia Ma tylko jedną Akcję <text:line-break/>Gracz będący na 3 lub mniej poczytalności rzuca K20 w każdej swojej turze na swoje zachowanie</text:span></text:p>
      <text:p text:style-name="P6">W momencie Śmierci jednorazowo rzucamy K20 + szczęście wynik Powyżej 15 pozwala zostać na 5PZ/2PP Kolejna taka sytuacja kończy się śmiercią. </text:p>
      <text:p text:style-name="P1"><text:span text:style-name="T2">Statystyki G</text:span><text:span text:style-name="T2">ł</text:span><text:span text:style-name="T2">ówne:</text:span><text:span text:style-name="T4"><text:line-break/>Ich modyfikator nie jest dodawany do rzutów(w rzadkich przypadkach)<text:line-break/>S</text:span><text:span text:style-name="T4">łużą jedynie do wymog</text:span><text:span text:style-name="T4">ów które narzucaj</text:span><text:span text:style-name="T4">ą na gracza <text:line-break/>przedmioty/umiejętności aby m</text:span><text:span text:style-name="T4">óc w</text:span><text:span text:style-name="T4">ładać danym przedmiotem/<text:line-break/>używać danej umiejętności trzeba spełniać wym</text:span><text:span text:style-name="T4">óg Statystyk.</text:span></text:p>
      <text:p text:style-name="P2">Punkty Poczytalności/Punkty Życia/Mana/Regeneracja/Szczęście</text:p>
      <text:p text:style-name="P1"><text:span text:style-name="T3">Witalność</text:span><text:span text:style-name="T4">/ daje 1 Max Punkt Życia oraz co lvl tyle ile <text:s/>wynosi modyfikator+/</text:span><text:span text:style-name="T3">Odporność </text:span><text:span text:style-name="T4">daje jednorazowo 1Max Punkt Poczytalności /</text:span><text:span text:style-name="T3">Esencja</text:span><text:span text:style-name="T4"> daje jednorazowo 5 Max Punkty Many</text:span></text:p>
      <text:p text:style-name="P1"><text:span text:style-name="T3">Regeneracja</text:span><text:span text:style-name="T4"> każdy 1 poziom rano uzupełnia k8 brakujących punktów życia/many</text:span></text:p>
      <text:p text:style-name="P1"><text:span text:style-name="T3">Regeneracja/</text:span><text:span text:style-name="T4"> można inwestować dopiero po odblokowaniu tej umiejętność (naturalnie wybór Maga lub rasy która posiada daną umiejętność)</text:span></text:p>
      <text:p text:style-name="P3"><text:span text:style-name="T13">Szczęście </text:span><text:span text:style-name="T4">jedno Szczęście daje 2 punkty które można przydzielić dowolnie do ilości /jakości</text:span></text:p>
      <text:p text:style-name="P2">Jedzenie/Spanie</text:p>
      <text:p text:style-name="P1"><text:span text:style-name="T4">Trzeba je</text:span><text:span text:style-name="T4">ść rano i wieczorem:</text:span></text:p>
      <text:p text:style-name="P3">Za brak posiłku postać traci na <text:s/>12hAkcje Walki oraz rzuca kością K8 traci tyle Punktów życia Regeneracja off</text:p>
      <text:p text:style-name="P3">Za Brak snu postaci traci 12h Akcje Walki oraz rzuca kością wynik Parzysty traci 1 PP Regeneracja off</text:p>
      <text:p text:style-name="P3">Za jedzenie Regeneruje się 1PZ a za Sen 10% MAX PZ</text:p>
      <text:p text:style-name="P2">Pogoda</text:p>
      <text:p text:style-name="P3">Co 3 dni rzucamy Kością pogody oraz codziennie rzucamy K20 na jak moc efektu pogody gdzie 1 to nieodczuwalny a 20 to klęska żywiołowa:</text:p>
      <text:p text:style-name="P3">Negatywne efekty odpalają się Przy wyniku 13 i wyżej</text:p>
      <text:p text:style-name="P7"><text:span text:style-name="T7">Pioruny</text:span><text:span text:style-name="T4"> </text:span><text:span text:style-name="T11">Czarty Wymagają 3 Koncentracji więcej</text:span></text:p>
      <text:p text:style-name="P7"><text:span text:style-name="T4">Deszcz </text:span><text:span text:style-name="T11">Szarża nie jest możliwa</text:span></text:p>
      <text:p text:style-name="P7"><text:span text:style-name="T4">Śnieg </text:span><text:span text:style-name="T11">Gdy wykonujesz Akcję Ruchu K20+Skradanie/12 i mniej przewracasz się. Gdy wykonujesz Akcję Ataku </text:span></text:p>
      <text:p text:style-name="P5">K20+Odporność/12 i mniej atak dostaje +0/-3 Przemieszczanie się na mapie Czas *2</text:p>
      <text:p text:style-name="P7"><text:span text:style-name="T7">Słońce </text:span><text:span text:style-name="T10">Akcje Walki są niedostępne</text:span></text:p>
      <text:p text:style-name="P7"><text:span text:style-name="T7">Mgła</text:span><text:span text:style-name="T10"> Ataki dystansowe -3/-0</text:span></text:p>
      <text:p text:style-name="P2">EXP</text:p>
      <text:p text:style-name="P1"><text:span text:style-name="T4">Za ka</text:span><text:span text:style-name="T4">żde wyrzucone K20 dostajemy 10 expa ( dzięki temu wyrzut 1 na K20 jest lekko negatywnie odczuwalny)</text:span></text:p>
      <text:p text:style-name="P3">10 expa za każdą godzinę sesji</text:p>
      <text:p text:style-name="P3">Walki są rozpatrywane indywidualnie .</text:p>
      <text:p text:style-name="P3"><text:soft-page-break/>DMG exp dostajemy w zależności ilu jest przeciwników- ile padło dmg ogólnie- ile z tego dmg jest dmg Twojej drużyny- ile jest z tego dmg twoim dmg- poziom przeciwników.</text:p>
      <text:p text:style-name="P3">Wszelkie Questy/zadanie poboczne/ aktywności są rozpatrywane indywidualnie od tego jak wam/ Ci poszło.</text:p>
      <text:p text:style-name="P3">Co osiągnęliście brany jest również poziom trudności pod uwagę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text-align="start" style:justify-single-word="false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ny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omyślna_20_czcionka_20_akapitu" style:display-name="Domyślna czcionka akapitu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3-16T11:06:23.83</dc:date>
    <meta:editing-duration>PT3H15M31S</meta:editing-duration>
    <meta:editing-cycles>25</meta:editing-cycles>
    <meta:generator>OpenOffice/4.1.1$Win32 OpenOffice.org_project/411m6$Build-9775</meta:generator>
    <meta:document-statistic meta:table-count="0" meta:image-count="0" meta:object-count="0" meta:page-count="3" meta:paragraph-count="62" meta:word-count="986" meta:character-count="6537"/>
  </office:meta>
</office:document-meta>
</file>